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00008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P6" style:family="paragraph" style:parent-style-name="Standard">
      <style:paragraph-properties style:text-autospace="none"/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style:text-autospace="non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1" style:family="paragraph" style:parent-style-name="Standard">
      <style:paragraph-properties style:text-autospace="none"/>
      <style:text-properties fo:color="#000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P12" style:family="paragraph" style:parent-style-name="Standard">
      <style:paragraph-properties style:text-autospace="none"/>
      <style:text-properties fo:color="#00000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P13" style:family="paragraph" style:parent-style-name="Standard">
      <style:paragraph-properties style:text-autospace="none"/>
      <style:text-properties fo:color="#008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P14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ext_20_body">
      <style:text-properties fo:color="#000080" fo:font-size="8pt" fo:font-weight="bold" style:font-size-asian="8pt" style:font-weight-asian="bold" style:font-size-complex="8pt" style:font-weight-complex="bold"/>
    </style:style>
    <style:style style:name="P16" style:family="paragraph" style:parent-style-name="Heading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Heading">
      <style:paragraph-properties fo:margin-top="0cm" fo:margin-bottom="0cm"/>
      <style:text-properties fo:font-size="10pt" style:font-size-asian="10pt" style:font-size-complex="10pt"/>
    </style:style>
    <style:style style:name="P18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9" style:family="paragraph" style:parent-style-name="Heading">
      <style:paragraph-properties fo:break-before="page"/>
    </style:style>
    <style:style style:name="P20" style:family="paragraph" style:parent-style-name="Text_20_body" style:list-style-name="L1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 style:list-style-name="L5"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ext_20_body" style:list-style-name="L13"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" style:list-style-name="L14"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" style:list-style-name="L15"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 style:list-style-name="L16"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 style:list-style-name="L17"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ext_20_body" style:list-style-name="L18"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 style:list-style-name="L1"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 style:list-style-name="L2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 style:list-style-name="L3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 style:list-style-name="L11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 style:list-style-name="L4">
      <style:text-properties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 style:list-style-name="L6"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 style:list-style-name="L8"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 style:list-style-name="L9"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 style:list-style-name="L10"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 style:list-style-name="L11"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 style:list-style-name="L12"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 style:list-style-name="L19"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 style:list-style-name="L20"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text-properties fo:font-size="10pt" style:font-size-asian="10pt" style:font-size-complex="10pt"/>
    </style:style>
    <style:style style:name="P42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43" style:family="paragraph" style:parent-style-name="Standard" style:list-style-name="L7">
      <style:text-properties fo:font-weight="bold" style:font-weight-asian="bold" style:font-weight-complex="bold"/>
    </style:style>
    <style:style style:name="P44" style:family="paragraph" style:parent-style-name="Standard" style:list-style-name="L8">
      <style:text-properties fo:color="#000080" fo:font-size="8pt" fo:font-weight="bold" style:font-size-asian="8pt" style:font-weight-asian="bold" style:font-size-complex="8pt" style:font-weight-complex="bold"/>
    </style:style>
    <style:style style:name="P45" style:family="paragraph" style:parent-style-name="Standard">
      <style:paragraph-properties style:text-autospace="none"/>
      <style:text-properties fo:color="#00008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P46" style:family="paragraph" style:parent-style-name="Standard">
      <style:paragraph-properties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4" style:family="text">
      <style:text-properties fo:color="#0000ff" style:font-name="Courier New" style:font-name-asian="Courier New" style:font-name-complex="Courier New"/>
    </style:style>
    <style:style style:name="T5" style:family="text">
      <style:text-properties fo:color="#0000ff" style:font-name="Courier New" fo:font-weight="bold" style:font-name-asian="Courier New" style:font-weight-asian="bold" style:font-name-complex="Courier New" style:font-weight-complex="bold"/>
    </style:style>
    <style:style style:name="T6" style:family="text">
      <style:text-properties fo:color="#0000ff" style:font-name="Courier New" fo:font-size="8pt" style:font-name-asian="Courier New" style:font-size-asian="8pt" style:font-name-complex="Courier New" style:font-size-complex="8pt"/>
    </style:style>
    <style:style style:name="T7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" style:family="text">
      <style:text-properties fo:color="#000000" style:font-name="Courier New" fo:font-weight="normal" style:font-name-asian="Courier New" style:font-weight-asian="normal" style:font-name-complex="Courier New" style:font-weight-complex="normal"/>
    </style:style>
    <style:style style:name="T9" style:family="text">
      <style:text-properties fo:color="#000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T10" style:family="text">
      <style:text-properties fo:color="#000000" style:font-name="Courier New" fo:font-size="8pt" style:font-name-asian="Courier New" style:font-size-asian="8pt" style:font-name-complex="Courier New" style:font-size-complex="8pt"/>
    </style:style>
    <style:style style:name="T11" style:family="text">
      <style:text-properties fo:color="#000000" style:font-name="Courier New" style:font-name-asian="Courier New" style:font-name-complex="Courier New"/>
    </style:style>
    <style:style style:name="T12" style:family="text">
      <style:text-properties fo:color="#000000" style:font-name="Courier New" fo:font-weight="bold" style:font-name-asian="Courier New" style:font-weight-asian="bold" style:font-name-complex="Courier New" style:font-weight-complex="bold"/>
    </style:style>
    <style:style style:name="T13" style:family="text"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4" style:family="text">
      <style:text-properties fo:color="#000080" style:font-name="Courier New" style:font-name-asian="Courier New" style:font-name-complex="Courier New"/>
    </style:style>
    <style:style style:name="T15" style:family="text">
      <style:text-properties fo:color="#000080" style:font-name="Courier New" fo:font-weight="bold" style:font-name-asian="Courier New" style:font-weight-asian="bold" style:font-name-complex="Courier New" style:font-weight-complex="bold"/>
    </style:style>
    <style:style style:name="T16" style:family="text">
      <style:text-properties fo:color="#000080" style:font-name="Courier New" fo:font-size="8pt" style:font-name-asian="Courier New" style:font-size-asian="8pt" style:font-name-complex="Courier New" style:font-size-complex="8pt"/>
    </style:style>
    <style:style style:name="T17" style:family="text">
      <style:text-properties fo:color="#00008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T18" style:family="text">
      <style:text-properties fo:color="#000080" fo:font-size="8pt" style:font-size-asian="8pt" style:font-size-complex="8pt"/>
    </style:style>
    <style:style style:name="T19" style:family="text">
      <style:text-properties fo:color="#80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0" style:family="text">
      <style:text-properties fo:color="#8000ff" style:font-name="Courier New" fo:font-weight="normal" style:font-name-asian="Courier New" style:font-weight-asian="normal" style:font-name-complex="Courier New" style:font-weight-complex="normal"/>
    </style:style>
    <style:style style:name="T21" style:family="text">
      <style:text-properties fo:color="#8000ff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T22" style:family="text">
      <style:text-properties fo:color="#8000ff" style:font-name="Courier New" style:font-name-asian="Courier New" style:font-name-complex="Courier New"/>
    </style:style>
    <style:style style:name="T23" style:family="text">
      <style:text-properties fo:color="#8000ff" style:font-name="Courier New" fo:font-weight="bold" style:font-name-asian="Courier New" style:font-weight-asian="bold" style:font-name-complex="Courier New" style:font-weight-complex="bold"/>
    </style:style>
    <style:style style:name="T24" style:family="text">
      <style:text-properties fo:color="#808080" style:font-name="Courier New" fo:font-weight="normal" style:font-name-asian="Courier New" style:font-weight-asian="normal" style:font-name-complex="Courier New" style:font-weight-complex="normal"/>
    </style:style>
    <style:style style:name="T25" style:family="text">
      <style:text-properties fo:color="#808080" style:font-name="Courier New" style:font-name-asian="Courier New" style:font-name-complex="Courier New"/>
    </style:style>
    <style:style style:name="T26" style:family="text">
      <style:text-properties fo:color="#ff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7" style:family="text">
      <style:text-properties fo:color="#ff8000" style:font-name="Courier New" fo:font-weight="normal" style:font-name-asian="Courier New" style:font-weight-asian="normal" style:font-name-complex="Courier New" style:font-weight-complex="normal"/>
    </style:style>
    <style:style style:name="T28" style:family="text">
      <style:text-properties fo:color="#008000" style:font-name="Courier New" fo:font-weight="normal" style:font-name-asian="Courier New" style:font-weight-asian="normal" style:font-name-complex="Courier New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5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)" style:num-format="a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. Estrutura de Tipos <text:s/></text:p>
      <text:p text:style-name="P17">(Passagem de parâmetros por valor e referência. Propriedades. <text:s/>Interfaces, <text:s/>Arrays <text:s/>e Enumerados.)</text:p>
      <text:p text:style-name="P18"/>
      <text:section text:style-name="Sect1" text:name="A01">
        <text:list xml:id="list37162903" text:style-name="L1">
          <text:list-item>
            <text:p text:style-name="P20">Considere que tem duas interfaces <text:s/>TemperatureCelcius <text:s/>e <text:s/>TemperatureFahrenheit. Ambas as <text:s/>interfaces têm um método double GetTemperature( ), mas com retornos diferentes. Será possível definir uma classe que implemente ambas as interfaces? Justifique. </text:p>
          </text:list-item>
        </text:list>
      </text:section>
      <text:section text:style-name="Sect1" text:name="A01-R">
        <text:p text:style-name="P41">Sim, para tal basta indicar a interface cujo método se está a implementar.</text:p>
      </text:section>
      <text:p text:style-name="Standard"/>
      <text:section text:style-name="Sect2" text:name="A02">
        <text:list xml:id="list37184824" text:continue-numbering="true" text:style-name="L1">
          <text:list-item>
            <text:p text:style-name="P28">Considere o seguinte código.</text:p>
          </text:list-item>
        </text:list>
        <text:section text:style-name="Sect3" text:name="Section1">
          <text:p text:style-name="P7"><text:span text:style-name="T4">interface</text:span><text:span text:style-name="T8"> I</text:span><text:span text:style-name="T14">{</text:span><text:span text:style-name="T8"> <text:s/></text:span></text:p>
          <text:p text:style-name="P10"><text:span text:style-name="T8"><text:s text:c="2"/></text:span><text:span text:style-name="T20">void</text:span><text:span text:style-name="T8"> visit</text:span><text:span text:style-name="T15">(</text:span><text:span text:style-name="T8">Visitor v</text:span><text:span text:style-name="T15">);</text:span><text:span text:style-name="T8"> <text:s/></text:span></text:p>
          <text:p text:style-name="P10"><text:span text:style-name="T8"><text:s text:c="2"/></text:span><text:span text:style-name="T20">void</text:span><text:span text:style-name="T8"> print</text:span><text:span text:style-name="T15">();</text:span><text:span text:style-name="T8"> <text:s/></text:span></text:p>
          <text:p text:style-name="P10"><text:span text:style-name="T15">}</text:span><text:span text:style-name="T8"> <text:s/></text:span></text:p>
          <text:p text:style-name="P10"><text:span text:style-name="T20">struct</text:span><text:span text:style-name="T8"> A</text:span><text:span text:style-name="T15">:</text:span><text:span text:style-name="T8"> I</text:span><text:span text:style-name="T15">{</text:span><text:span text:style-name="T8"> <text:s/></text:span></text:p>
          <text:p text:style-name="P10"><text:span text:style-name="T8"><text:s text:c="2"/></text:span><text:span text:style-name="T20">int</text:span><text:span text:style-name="T8"> n</text:span><text:span text:style-name="T15">;</text:span><text:span text:style-name="T8"> <text:s/></text:span></text:p>
          <text:p text:style-name="P10"><text:span text:style-name="T8"><text:s text:c="2"/></text:span><text:span text:style-name="T5">public</text:span><text:span text:style-name="T8"> </text:span><text:span text:style-name="T20">void</text:span><text:span text:style-name="T8"> incN</text:span><text:span text:style-name="T15">(</text:span><text:span text:style-name="T20">int</text:span><text:span text:style-name="T8"> inc</text:span><text:span text:style-name="T15">)</text:span><text:span text:style-name="T8"> </text:span><text:span text:style-name="T15">{</text:span><text:span text:style-name="T8"> <text:s/></text:span></text:p>
          <text:p text:style-name="P10"><text:span text:style-name="T8"><text:s text:c="5"/>n </text:span><text:span text:style-name="T15">+=</text:span><text:span text:style-name="T8"> inc</text:span><text:span text:style-name="T15">;</text:span><text:span text:style-name="T8"> <text:s/></text:span></text:p>
          <text:p text:style-name="P10"><text:span text:style-name="T8"><text:s text:c="2"/></text:span><text:span text:style-name="T15">}</text:span><text:span text:style-name="T8"> <text:s/></text:span></text:p>
          <text:p text:style-name="P10"><text:span text:style-name="T8"><text:s text:c="2"/></text:span><text:span text:style-name="T5">public</text:span><text:span text:style-name="T8"> </text:span><text:span text:style-name="T20">void</text:span><text:span text:style-name="T8"> visit</text:span><text:span text:style-name="T15">(</text:span><text:span text:style-name="T8">Visitor v</text:span><text:span text:style-name="T15">)</text:span><text:span text:style-name="T8"> </text:span><text:span text:style-name="T15">{</text:span><text:span text:style-name="T8"> <text:s/></text:span></text:p>
          <text:p text:style-name="P10"><text:span text:style-name="T8"><text:s text:c="4"/>v</text:span><text:span text:style-name="T15">.</text:span><text:span text:style-name="T8">update</text:span><text:span text:style-name="T15">(</text:span><text:span text:style-name="T5">ref</text:span><text:span text:style-name="T8"> </text:span><text:span text:style-name="T5">this</text:span><text:span text:style-name="T15">);</text:span><text:span text:style-name="T8"> <text:s/></text:span></text:p>
          <text:p text:style-name="P10"><text:span text:style-name="T8"><text:s text:c="2"/></text:span><text:span text:style-name="T15">}</text:span><text:span text:style-name="T8"> <text:s/></text:span></text:p>
          <text:p text:style-name="P10"><text:span text:style-name="T8"><text:s text:c="2"/></text:span><text:span text:style-name="T5">public</text:span><text:span text:style-name="T8"> </text:span><text:span text:style-name="T20">void</text:span><text:span text:style-name="T8"> print</text:span><text:span text:style-name="T15">()</text:span><text:span text:style-name="T8"> </text:span><text:span text:style-name="T15">{</text:span><text:span text:style-name="T8"> <text:s/></text:span></text:p>
          <text:p text:style-name="P10"><text:span text:style-name="T8"><text:s text:c="4"/>Console</text:span><text:span text:style-name="T15">.</text:span><text:span text:style-name="T8">WriteLine</text:span><text:span text:style-name="T15">(</text:span><text:span text:style-name="T24">"A ="</text:span><text:span text:style-name="T8"> </text:span><text:span text:style-name="T15">+</text:span><text:span text:style-name="T8"> n</text:span><text:span text:style-name="T15">);</text:span><text:span text:style-name="T8"> <text:s/></text:span></text:p>
          <text:p text:style-name="P10"><text:span text:style-name="T8"><text:s text:c="2"/></text:span><text:span text:style-name="T15">}</text:span><text:span text:style-name="T8"> <text:s/></text:span></text:p>
          <text:p text:style-name="P5">}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8"><text:span text:style-name="T4">interface</text:span><text:span text:style-name="T8"> Visitor</text:span><text:span text:style-name="T14">{</text:span><text:span text:style-name="T8"> </text:span><text:span text:style-name="T20">void</text:span><text:span text:style-name="T8"> update</text:span><text:span text:style-name="T14">(</text:span><text:span text:style-name="T4">ref</text:span><text:span text:style-name="T8"> A a</text:span><text:span text:style-name="T14">);</text:span><text:span text:style-name="T8"> </text:span><text:span text:style-name="T14">}</text:span><text:span text:style-name="T8"> <text:s/></text:span></text:p>
          <text:p text:style-name="P11"><text:s/></text:p>
          <text:p text:style-name="P10"><text:span text:style-name="T20">class</text:span><text:span text:style-name="T8"> R1</text:span><text:span text:style-name="T15">:</text:span><text:span text:style-name="T8"> Visitor</text:span><text:span text:style-name="T15">{</text:span><text:span text:style-name="T8"> <text:s/></text:span></text:p>
          <text:p text:style-name="P10"><text:span text:style-name="T8"><text:s text:c="3"/></text:span><text:span text:style-name="T5">public</text:span><text:span text:style-name="T8"> </text:span><text:span text:style-name="T20">void</text:span><text:span text:style-name="T8"> update</text:span><text:span text:style-name="T15">(</text:span><text:span text:style-name="T5">ref</text:span><text:span text:style-name="T8"> A a</text:span><text:span text:style-name="T15">){</text:span><text:span text:style-name="T8">a</text:span><text:span text:style-name="T15">.</text:span><text:span text:style-name="T8">incN</text:span><text:span text:style-name="T15">(</text:span><text:span text:style-name="T27">1</text:span><text:span text:style-name="T15">);}</text:span><text:span text:style-name="T8"> <text:s/></text:span></text:p>
          <text:p text:style-name="P10"><text:span text:style-name="T15">}</text:span><text:span text:style-name="T8"> <text:s/></text:span></text:p>
          <text:p text:style-name="P10"><text:span text:style-name="T20">class</text:span><text:span text:style-name="T8"> R2</text:span><text:span text:style-name="T15">:</text:span><text:span text:style-name="T8"> R1</text:span><text:span text:style-name="T15">{</text:span><text:span text:style-name="T8"> <text:s/></text:span></text:p>
          <text:p text:style-name="P10"><text:span text:style-name="T8"><text:s text:c="3"/></text:span><text:span text:style-name="T5">public</text:span><text:span text:style-name="T8"> </text:span><text:span text:style-name="T5">virtual</text:span><text:span text:style-name="T8"> </text:span><text:span text:style-name="T20">void</text:span><text:span text:style-name="T8"> update</text:span><text:span text:style-name="T15">(</text:span><text:span text:style-name="T5">ref</text:span><text:span text:style-name="T8"> A a</text:span><text:span text:style-name="T15">)</text:span><text:span text:style-name="T8"> </text:span><text:span text:style-name="T15">{</text:span><text:span text:style-name="T8"> <text:s text:c="8"/></text:span></text:p>
          <text:p text:style-name="P10"><text:span text:style-name="T8"><text:s text:c="8"/>a</text:span><text:span text:style-name="T15">.</text:span><text:span text:style-name="T8">incN</text:span><text:span text:style-name="T15">(</text:span><text:span text:style-name="T27">2</text:span><text:span text:style-name="T15">);</text:span><text:span text:style-name="T8"> </text:span></text:p>
          <text:p text:style-name="P10"><text:span text:style-name="T8"><text:s text:c="3"/></text:span><text:span text:style-name="T15">}</text:span><text:span text:style-name="T8"> <text:s/></text:span></text:p>
          <text:p text:style-name="P10"><text:span text:style-name="T15">}</text:span><text:span text:style-name="T8"> <text:s/></text:span></text:p>
          <text:p text:style-name="P10"><text:span text:style-name="T20">class</text:span><text:span text:style-name="T8"> R3</text:span><text:span text:style-name="T15">:</text:span><text:span text:style-name="T8"> R2</text:span><text:span text:style-name="T15">,</text:span><text:span text:style-name="T8"> Visitor</text:span><text:span text:style-name="T15">{</text:span><text:span text:style-name="T8"> <text:s/></text:span></text:p>
          <text:p text:style-name="P10"><text:span text:style-name="T8"><text:s text:c="3"/></text:span><text:span text:style-name="T5">public</text:span><text:span text:style-name="T8"> </text:span><text:span text:style-name="T5">override</text:span><text:span text:style-name="T8"> </text:span><text:span text:style-name="T20">void</text:span><text:span text:style-name="T8"> update</text:span><text:span text:style-name="T15">(</text:span><text:span text:style-name="T5">ref</text:span><text:span text:style-name="T8"> A a</text:span><text:span text:style-name="T15">){</text:span><text:span text:style-name="T8"> <text:s text:c="4"/></text:span></text:p>
          <text:p text:style-name="P10"><text:span text:style-name="T8"><text:s text:c="6"/>a</text:span><text:span text:style-name="T15">.</text:span><text:span text:style-name="T8">incN</text:span><text:span text:style-name="T15">(</text:span><text:span text:style-name="T27">31</text:span><text:span text:style-name="T15">);</text:span><text:span text:style-name="T8"> <text:s/></text:span></text:p>
          <text:p text:style-name="P10"><text:span text:style-name="T8"><text:s text:c="3"/></text:span><text:span text:style-name="T15">}</text:span><text:span text:style-name="T8"> <text:s/></text:span></text:p>
          <text:p text:style-name="P10"><text:span text:style-name="T8"><text:s text:c="3"/></text:span><text:span text:style-name="T20">void</text:span><text:span text:style-name="T8"> Visitor</text:span><text:span text:style-name="T15">.</text:span><text:span text:style-name="T8">update</text:span><text:span text:style-name="T15">(</text:span><text:span text:style-name="T5">ref</text:span><text:span text:style-name="T8"> A a</text:span><text:span text:style-name="T15">){</text:span><text:span text:style-name="T8">a</text:span><text:span text:style-name="T15">.</text:span><text:span text:style-name="T8">incN</text:span><text:span text:style-name="T15">(</text:span><text:span text:style-name="T27">32</text:span><text:span text:style-name="T15">);}</text:span><text:span text:style-name="T8"> <text:s/></text:span></text:p>
          <text:p text:style-name="P10"><text:span text:style-name="T15">}</text:span><text:span text:style-name="T8"> </text:span></text:p>
          <text:p text:style-name="P11"><text:s text:c="2"/></text:p>
          <text:p text:style-name="P10"><text:span text:style-name="T20">class</text:span><text:span text:style-name="T8"> Test</text:span><text:span text:style-name="T15">{</text:span><text:span text:style-name="T8"> <text:s/></text:span></text:p>
          <text:p text:style-name="P10"><text:span text:style-name="T8"><text:s text:c="3"/></text:span><text:span text:style-name="T20">static</text:span><text:span text:style-name="T8"> </text:span><text:span text:style-name="T20">void</text:span><text:span text:style-name="T8"> Main</text:span><text:span text:style-name="T15">(){</text:span><text:span text:style-name="T8"> <text:s/></text:span></text:p>
          <text:p text:style-name="P10"><text:span text:style-name="T8"><text:s text:c="6"/>A a </text:span><text:span text:style-name="T15">=</text:span><text:span text:style-name="T8"> </text:span><text:span text:style-name="T5">new</text:span><text:span text:style-name="T8"> A</text:span><text:span text:style-name="T15">();</text:span><text:span text:style-name="T8"> a</text:span><text:span text:style-name="T15">.</text:span><text:span text:style-name="T8">incN</text:span><text:span text:style-name="T15">(</text:span><text:span text:style-name="T27">1</text:span><text:span text:style-name="T15">);</text:span><text:span text:style-name="T8"> a</text:span><text:span text:style-name="T15">.</text:span><text:span text:style-name="T8">print</text:span><text:span text:style-name="T15">();</text:span><text:span text:style-name="T8"> <text:s/></text:span></text:p>
          <text:p text:style-name="P10"><text:span text:style-name="T8"><text:s text:c="6"/>a</text:span><text:span text:style-name="T15">.</text:span><text:span text:style-name="T8">visit</text:span><text:span text:style-name="T15">(</text:span><text:span text:style-name="T5">new</text:span><text:span text:style-name="T8"> R1</text:span><text:span text:style-name="T15">());</text:span><text:span text:style-name="T8"> a</text:span><text:span text:style-name="T15">.</text:span><text:span text:style-name="T8">print</text:span><text:span text:style-name="T15">();</text:span><text:span text:style-name="T8"> <text:s/></text:span></text:p>
          <text:p text:style-name="P10"><text:span text:style-name="T8"><text:s text:c="6"/>I i </text:span><text:span text:style-name="T15">=</text:span><text:span text:style-name="T8"> a</text:span><text:span text:style-name="T15">;</text:span><text:span text:style-name="T8"> </text:span><text:span text:style-name="T15">((</text:span><text:span text:style-name="T8">A</text:span><text:span text:style-name="T15">)</text:span><text:span text:style-name="T8"> i</text:span><text:span text:style-name="T15">).</text:span><text:span text:style-name="T8">incN</text:span><text:span text:style-name="T15">(</text:span><text:span text:style-name="T27">1</text:span><text:span text:style-name="T15">);</text:span><text:span text:style-name="T8"> i</text:span><text:span text:style-name="T15">.</text:span><text:span text:style-name="T8">print</text:span><text:span text:style-name="T15">();</text:span><text:span text:style-name="T8"> <text:s/></text:span></text:p>
          <text:p text:style-name="P10"><text:span text:style-name="T8"><text:s text:c="6"/>i</text:span><text:span text:style-name="T15">.</text:span><text:span text:style-name="T8">visit</text:span><text:span text:style-name="T15">(</text:span><text:span text:style-name="T5">new</text:span><text:span text:style-name="T8"> R1</text:span><text:span text:style-name="T15">());</text:span><text:span text:style-name="T8"> i</text:span><text:span text:style-name="T15">.</text:span><text:span text:style-name="T8">print</text:span><text:span text:style-name="T15">();</text:span><text:span text:style-name="T8"> <text:s/></text:span></text:p>
          <text:p text:style-name="P10"><text:span text:style-name="T8"><text:s text:c="6"/>i</text:span><text:span text:style-name="T15">.</text:span><text:span text:style-name="T8">visit</text:span><text:span text:style-name="T15">(</text:span><text:span text:style-name="T5">new</text:span><text:span text:style-name="T8"> R2</text:span><text:span text:style-name="T15">());</text:span><text:span text:style-name="T8"> i</text:span><text:span text:style-name="T15">.</text:span><text:span text:style-name="T8">print</text:span><text:span text:style-name="T15">();</text:span><text:span text:style-name="T8"> <text:s/></text:span></text:p>
          <text:p text:style-name="P10"><text:span text:style-name="T8"><text:s text:c="6"/>i</text:span><text:span text:style-name="T15">.</text:span><text:span text:style-name="T8">visit</text:span><text:span text:style-name="T15">(</text:span><text:span text:style-name="T5">new</text:span><text:span text:style-name="T8"> R3</text:span><text:span text:style-name="T15">());</text:span><text:span text:style-name="T8"> i</text:span><text:span text:style-name="T15">.</text:span><text:span text:style-name="T8">print</text:span><text:span text:style-name="T15">();</text:span><text:span text:style-name="T8"> <text:s/></text:span></text:p>
          <text:p text:style-name="P10"><text:span text:style-name="T8"><text:s text:c="3"/></text:span><text:span text:style-name="T15">}</text:span><text:span text:style-name="T8"> <text:s/></text:span></text:p>
          <text:p text:style-name="P5">}</text:p>
        </text:section>
        <text:list xml:id="list37160063" text:style-name="L2">
          <text:list-item>
            <text:p text:style-name="P29">Diga e justifique qual o <text:s/>output <text:s/>resultante da execução do método <text:s/>Main <text:s/>da classe <text:s/>Test, identificando as operações de boxing e unboxing. </text:p>
          </text:list-item>
        </text:list>
      </text:section>
      <text:section text:style-name="Sect1" text:name="A02-A-R1">
        <text:p text:style-name="Standard"/>
      </text:section>
      <text:section text:style-name="Sect1" text:name="A02-B">
        <text:p text:style-name="P1">Considere a nova definição da interface Visitor:</text:p>
        <text:p text:style-name="P1"/>
        <text:p text:style-name="Standard"><text:span text:style-name="T2"><text:s text:c="10"/></text:span><text:span text:style-name="T3">interface</text:span><text:span text:style-name="T7"> Visitor</text:span><text:span text:style-name="T13">{</text:span><text:span text:style-name="T19">void</text:span><text:span text:style-name="T7"> update</text:span><text:span text:style-name="T13">(</text:span><text:span text:style-name="T3">ref</text:span><text:span text:style-name="T7"> I i</text:span><text:span text:style-name="T13">);}</text:span><text:span text:style-name="T7"> <text:s/></text:span></text:p>
        <text:list xml:id="list37161074" text:style-name="L3">
          <text:list-item>
            <text:p text:style-name="P30">Ao recompilar a estrutura A para usar a nova interface Visitor, diga e justifique se é necessária, ou não, alguma alteração à implementação do método visit, para que compile com sucesso. Em caso afirmativo indique as modificações a efectuar.</text:p>
          </text:list-item>
        </text:list>
      </text:section>
      <text:section text:style-name="Sect1" text:name="A02-B-R1">
        <text:p text:style-name="Standard"/>
      </text:section>
      <text:section text:style-name="Sect1" text:name="A02-C">
        <text:p text:style-name="P2">Considerando que a assinatura de update é actualizada em cada uma das classes R1, R2 e R3 em conformidade com a nova definição da interface I e de acordo com as actualizações realizadas, ou não, à estrutura A no ponto anterior, indique e justifique as diferenças no output em relação ao cenário da alínea a.</text:p>
      </text:section>
      <text:section text:style-name="Sect1" text:name="A02-C-R1">
        <text:p text:style-name="Standard"/>
      </text:section>
      <text:section text:style-name="Sect1" text:name="A03">
        <text:list xml:id="list37160335" text:style-name="L4">
          <text:list-item>
            <text:p text:style-name="P42"><text:span text:style-name="T1">Implemente o método <text:s/></text:span><text:span text:style-name="T18">IEnumerable&lt;T&gt; BiggerThan( IEnumerable&lt;T&gt; enum, T element ) <text:s/>where T:Comparable&lt;T&gt;</text:span><text:span text:style-name="T1"> <text:s/>que retorna a sequência de elementos maiores do que element. Altere este método de modo a que seja um método de extensão para IEnumerable&lt;T&gt;. </text:span></text:p>
          </text:list-item>
        </text:list>
      </text:section>
      <text:section text:style-name="Sect1" text:name="A03-R1">
        <text:p text:style-name="Standard"/>
      </text:section>
      <text:section text:style-name="Sect1" text:name="A04">
        <text:list xml:id="list37179832" text:continue-numbering="true" text:style-name="L4">
          <text:list-item>
            <text:p text:style-name="P32">Qual a responsabilidade do construtor de tipo no CLR? Diga quais são as duas semânticas de invocação do construtor de tipo. </text:p>
          </text:list-item>
        </text:list>
      </text:section>
      <text:section text:style-name="Sect1" text:name="A04-R1">
        <text:p text:style-name="Standard"/>
      </text:section>
      <text:section text:style-name="Sect1" text:name="A05">
        <text:list xml:id="list37164764" text:continue-numbering="true" text:style-name="L4">
          <text:list-item>
            <text:p text:style-name="P32">Porque motivo os projectistas da framework .NET 2.0 definiram que a interface genérica <text:s/>IEnumerable&lt;T&gt; estende a interface não genérica IEnumerable. De que forma um contentor pode implementar ambas as interfaces genérica IEnumerator&lt;T&gt; e não genérica <text:s/>IEnumerator? Realize um troço de código demonstrativo.</text:p>
          </text:list-item>
        </text:list>
      </text:section>
      <text:section text:style-name="Sect1" text:name="A05-R1">
        <text:p text:style-name="Standard"/>
      </text:section>
      <text:p text:style-name="Standard"/>
      <text:p text:style-name="P19">B. Delegates, Eventos Iteradores </text:p>
      <text:section text:style-name="Sect1" text:name="B-1">
        <text:list xml:id="list37167440" text:style-name="L5">
          <text:list-item>
            <text:p text:style-name="P21">Considere a seguinte definição:</text:p>
          </text:list-item>
        </text:list>
        <text:p text:style-name="P14"><text:span text:style-name="T4"><text:tab/></text:span><text:span text:style-name="T6">public</text:span><text:span text:style-name="T9"> </text:span><text:span text:style-name="T6">delegate</text:span><text:span text:style-name="T9"> </text:span><text:span text:style-name="T21">void</text:span><text:span text:style-name="T9"> SomeEventHandler</text:span><text:span text:style-name="T16">(</text:span><text:span text:style-name="T6">object</text:span><text:span text:style-name="T9"> o</text:span><text:span text:style-name="T16">,</text:span><text:span text:style-name="T9"> EventArgs e</text:span><text:span text:style-name="T16">);<text:tab/></text:span></text:p>
      </text:section>
      <text:section text:style-name="Sect1" text:name="B-1A">
        <text:list xml:id="list37145339" text:style-name="L6">
          <text:list-item>
            <text:p text:style-name="P33">Indique qual <text:s/>é o <text:s/>código <text:s/>gerado pelo compilador <text:s/>para <text:s/>a definição anterior. Nota: Na descrição omita a explicação dos métodos BeginInvoke e EndInvoke.</text:p>
          </text:list-item>
        </text:list>
      </text:section>
      <text:section text:style-name="Sect1" text:name="B-1A-R">
        <text:p text:style-name="Standard"/>
      </text:section>
      <text:section text:style-name="Sect1" text:name="B-1B">
        <text:list xml:id="list37187159" text:continue-numbering="true" text:style-name="L6">
          <text:list-item>
            <text:p text:style-name="P33">A definição deste <text:s/>delegate <text:s/>segue um padrão <text:s/>EventHandler, <text:s/>aconselhado como uma boa prática na definição de eventos em .NET e <text:s/>ao qual a maioria dos tipos da Framework.NET que expõem eventos utiliza. Explique sucintamente este padrão e quais as responsabilidades de cada um dos seus intervenientes. </text:p>
          </text:list-item>
        </text:list>
      </text:section>
      <text:section text:style-name="Sect1" text:name="B-1B-R">
        <text:p text:style-name="Standard"/>
      </text:section>
      <text:section text:style-name="Sect1" text:name="B-1C">
        <text:list xml:id="list37183849" text:continue-numbering="true" text:style-name="L6">
          <text:list-item>
            <text:p text:style-name="P33">Tendo em consideração a <text:s/>definição do <text:s/>delegate <text:s/>SomeEventHandler, <text:s/>indique <text:s/>o <text:s/>código gerado pela <text:s/>definição seguinte, na classe onde esta é incluída. <text:s/><text:span text:style-name="T6">public</text:span><text:span text:style-name="T10"> </text:span><text:span text:style-name="T6">event</text:span><text:span text:style-name="T10"> SomeEventHandler SomeEvent</text:span><text:span text:style-name="T16">;</text:span><text:span text:style-name="T10"> </text:span></text:p>
          </text:list-item>
        </text:list>
      </text:section>
      <text:section text:style-name="Sect1" text:name="B-1C-R">
        <text:p text:style-name="Standard"/>
      </text:section>
      <text:section text:style-name="Sect1" text:name="B-2">
        <text:list xml:id="list37156019" text:style-name="L7">
          <text:list-item>
            <text:p text:style-name="P43">Considere o seguinte código: </text:p>
          </text:list-item>
        </text:list>
        <text:section text:style-name="Sect3" text:name="Section2">
          <text:p text:style-name="P7"><text:span text:style-name="T4">interface</text:span><text:span text:style-name="T11"> ITemperatureAlarm </text:span><text:span text:style-name="T14">{</text:span><text:span text:style-name="T11"> </text:span></text:p>
          <text:p text:style-name="P8"><text:span text:style-name="T11"><text:s text:c="2"/></text:span><text:span text:style-name="T4">event</text:span><text:span text:style-name="T11"> EventHandler TooHot</text:span><text:span text:style-name="T14">;</text:span><text:span text:style-name="T11"> </text:span></text:p>
          <text:p text:style-name="P8"><text:span text:style-name="T11"><text:s text:c="2"/></text:span><text:span text:style-name="T22">void</text:span><text:span text:style-name="T11"> triggerHot</text:span><text:span text:style-name="T14">();</text:span><text:span text:style-name="T11"> </text:span></text:p>
          <text:p text:style-name="P8"><text:span text:style-name="T14">}</text:span><text:span text:style-name="T11"> </text:span></text:p>
          <text:p text:style-name="P12"><text:s/></text:p>
          <text:p text:style-name="P8"><text:span text:style-name="T22">class</text:span><text:span text:style-name="T11"> Sensor1 </text:span><text:span text:style-name="T14">:</text:span><text:span text:style-name="T11"> ITemperatureAlarm </text:span><text:span text:style-name="T14">{</text:span><text:span text:style-name="T11"> </text:span></text:p>
          <text:p text:style-name="P8"><text:span text:style-name="T11"><text:s text:c="2"/></text:span><text:span text:style-name="T4">public</text:span><text:span text:style-name="T11"> </text:span><text:span text:style-name="T4">event</text:span><text:span text:style-name="T11"> EventHandler TooHot</text:span><text:span text:style-name="T14">;</text:span><text:span text:style-name="T11"> </text:span></text:p>
          <text:p text:style-name="P8"><text:span text:style-name="T11"><text:s text:c="2"/></text:span><text:span text:style-name="T4">public</text:span><text:span text:style-name="T11"> </text:span><text:span text:style-name="T4">virtual</text:span><text:span text:style-name="T11"> </text:span><text:span text:style-name="T22">void</text:span><text:span text:style-name="T11"> triggerHot</text:span><text:span text:style-name="T14">()</text:span><text:span text:style-name="T11"> </text:span><text:span text:style-name="T14">{</text:span><text:span text:style-name="T11"> </text:span></text:p>
          <text:p text:style-name="P8"><text:span text:style-name="T11"><text:s text:c="4"/>Console</text:span><text:span text:style-name="T14">.</text:span><text:span text:style-name="T11">WriteLine</text:span><text:span text:style-name="T14">(</text:span><text:span text:style-name="T25">"Sensor1"</text:span><text:span text:style-name="T14">);</text:span><text:span text:style-name="T11"> </text:span></text:p>
          <text:p text:style-name="P8"><text:span text:style-name="T11"><text:s text:c="4"/></text:span><text:span text:style-name="T4">if</text:span><text:span text:style-name="T11"> </text:span><text:span text:style-name="T14">(</text:span><text:span text:style-name="T11">TooHot </text:span><text:span text:style-name="T14">!=</text:span><text:span text:style-name="T11"> </text:span><text:span text:style-name="T4">null</text:span><text:span text:style-name="T14">)</text:span><text:span text:style-name="T11"> <text:s/></text:span></text:p>
          <text:p text:style-name="P8"><text:span text:style-name="T11"><text:s text:c="6"/>TooHot</text:span><text:span text:style-name="T14">(</text:span><text:span text:style-name="T4">this</text:span><text:span text:style-name="T14">,</text:span><text:span text:style-name="T11"> EventArgs</text:span><text:span text:style-name="T14">.</text:span><text:span text:style-name="T11">Empty</text:span><text:span text:style-name="T14">);</text:span><text:span text:style-name="T11"> </text:span></text:p>
          <text:p text:style-name="P8"><text:span text:style-name="T11"><text:s text:c="2"/></text:span><text:span text:style-name="T14">}</text:span><text:span text:style-name="T11"> </text:span></text:p>
          <text:p text:style-name="P8"><text:span text:style-name="T14">}</text:span><text:span text:style-name="T11"> </text:span></text:p>
          <text:p text:style-name="P12"><text:s/></text:p>
          <text:p text:style-name="P8"><text:span text:style-name="T22">class</text:span><text:span text:style-name="T11"> Sensor2 </text:span><text:span text:style-name="T14">:</text:span><text:span text:style-name="T11"> Sensor1</text:span><text:span text:style-name="T14">,</text:span><text:span text:style-name="T11">ITemperatureAlarm </text:span><text:span text:style-name="T14">{</text:span><text:span text:style-name="T11"> </text:span></text:p>
          <text:p text:style-name="P8"><text:span text:style-name="T11"><text:s text:c="2"/></text:span><text:span text:style-name="T4">public</text:span><text:span text:style-name="T11"> </text:span><text:span text:style-name="T4">virtual</text:span><text:span text:style-name="T11"> </text:span><text:span text:style-name="T4">event</text:span><text:span text:style-name="T11"> EventHandler TooHot</text:span><text:span text:style-name="T14">;</text:span><text:span text:style-name="T11"> </text:span></text:p>
          <text:p text:style-name="P8"><text:span text:style-name="T11"><text:s text:c="2"/></text:span><text:span text:style-name="T4">public</text:span><text:span text:style-name="T11"> </text:span><text:span text:style-name="T4">new</text:span><text:span text:style-name="T11"> </text:span><text:span text:style-name="T22">void</text:span><text:span text:style-name="T11"> triggerHot</text:span><text:span text:style-name="T14">()</text:span><text:span text:style-name="T11"> </text:span><text:span text:style-name="T14">{</text:span><text:span text:style-name="T11"> </text:span></text:p>
          <text:p text:style-name="P8"><text:span text:style-name="T11"><text:s text:c="5"/>Console</text:span><text:span text:style-name="T14">.</text:span><text:span text:style-name="T11">WriteLine</text:span><text:span text:style-name="T14">(</text:span><text:span text:style-name="T25">"Sensor2"</text:span><text:span text:style-name="T14">);</text:span><text:span text:style-name="T11"> </text:span></text:p>
          <text:p text:style-name="P8"><text:span text:style-name="T11"><text:s text:c="5"/></text:span><text:span text:style-name="T4">if</text:span><text:span text:style-name="T11"> </text:span><text:span text:style-name="T14">(</text:span><text:span text:style-name="T11">TooHot </text:span><text:span text:style-name="T14">!=</text:span><text:span text:style-name="T11"> </text:span><text:span text:style-name="T4">null</text:span><text:span text:style-name="T14">)</text:span><text:span text:style-name="T11"> <text:s/></text:span></text:p>
          <text:p text:style-name="P8"><text:span text:style-name="T11"><text:s text:c="7"/>TooHot</text:span><text:span text:style-name="T14">(</text:span><text:span text:style-name="T4">this</text:span><text:span text:style-name="T14">,</text:span><text:span text:style-name="T11"> EventArgs</text:span><text:span text:style-name="T14">.</text:span><text:span text:style-name="T11">Empty</text:span><text:span text:style-name="T14">);</text:span><text:span text:style-name="T11"> </text:span></text:p>
          <text:p text:style-name="P8"><text:span text:style-name="T11"><text:s text:c="2"/></text:span><text:span text:style-name="T14">}</text:span><text:span text:style-name="T11"> </text:span></text:p>
          <text:p text:style-name="P5">}</text:p>
          <text:p text:style-name="P8"><text:span text:style-name="T22">class</text:span><text:span text:style-name="T11"> Program </text:span><text:span text:style-name="T14">{</text:span><text:span text:style-name="T11"> </text:span></text:p>
          <text:p text:style-name="P8"><text:span text:style-name="T11"><text:s text:c="2"/></text:span><text:span text:style-name="T22">static</text:span><text:span text:style-name="T11"> </text:span><text:span text:style-name="T22">void</text:span><text:span text:style-name="T11"> tooHot</text:span><text:span text:style-name="T14">(</text:span><text:span text:style-name="T11"> </text:span></text:p>
          <text:p text:style-name="P8"><text:span text:style-name="T11"><text:s text:c="11"/></text:span><text:span text:style-name="T4">object</text:span><text:span text:style-name="T11"> src</text:span><text:span text:style-name="T14">,</text:span><text:span text:style-name="T11"> EventArgs args</text:span><text:span text:style-name="T14">){</text:span><text:span text:style-name="T11"> </text:span></text:p>
          <text:p text:style-name="P8"><text:span text:style-name="T11"><text:s text:c="5"/>Console</text:span><text:span text:style-name="T14">.</text:span><text:span text:style-name="T11">WriteLine</text:span><text:span text:style-name="T14">(</text:span><text:span text:style-name="T25">"in hot 1!"</text:span><text:span text:style-name="T14">);</text:span><text:span text:style-name="T11"> </text:span></text:p>
          <text:p text:style-name="P8"><text:span text:style-name="T11"><text:s text:c="2"/></text:span><text:span text:style-name="T14">}</text:span><text:span text:style-name="T11"> </text:span></text:p>
          <text:p text:style-name="P8"><text:span text:style-name="T11"><text:s text:c="2"/></text:span><text:span text:style-name="T22">static</text:span><text:span text:style-name="T11"> </text:span><text:span text:style-name="T22">void</text:span><text:span text:style-name="T11"> tooHot2</text:span><text:span text:style-name="T14">(</text:span><text:span text:style-name="T11"> </text:span></text:p>
          <text:p text:style-name="P8"><text:span text:style-name="T11"><text:s text:c="11"/></text:span><text:span text:style-name="T4">object</text:span><text:span text:style-name="T11"> src</text:span><text:span text:style-name="T14">,</text:span><text:span text:style-name="T11">EventArgs args</text:span><text:span text:style-name="T14">)</text:span><text:span text:style-name="T11"> </text:span><text:span text:style-name="T14">{</text:span><text:span text:style-name="T11"> </text:span></text:p>
          <text:p text:style-name="P8"><text:span text:style-name="T11"><text:s text:c="5"/>Console</text:span><text:span text:style-name="T14">.</text:span><text:span text:style-name="T11">WriteLine</text:span><text:span text:style-name="T14">(</text:span><text:span text:style-name="T25">"in hot 2!"</text:span><text:span text:style-name="T14">);</text:span><text:span text:style-name="T11"> </text:span></text:p>
          <text:p text:style-name="P8"><text:span text:style-name="T11"><text:s text:c="2"/></text:span><text:span text:style-name="T14">}</text:span><text:span text:style-name="T11"> </text:span></text:p>
          <text:p text:style-name="P12"><text:s/></text:p>
          <text:p text:style-name="P8"><text:span text:style-name="T11"><text:s text:c="2"/></text:span><text:span text:style-name="T4">public</text:span><text:span text:style-name="T11"> </text:span><text:span text:style-name="T22">static</text:span><text:span text:style-name="T11"> </text:span><text:span text:style-name="T22">void</text:span><text:span text:style-name="T11"> Main</text:span><text:span text:style-name="T14">()</text:span><text:span text:style-name="T11"> </text:span><text:span text:style-name="T14">{</text:span><text:span text:style-name="T11"> </text:span></text:p>
          <text:p text:style-name="P8"><text:span text:style-name="T11"><text:s text:c="4"/>Sensor2 s2 </text:span><text:span text:style-name="T14">=</text:span><text:span text:style-name="T11"> </text:span><text:span text:style-name="T4">new</text:span><text:span text:style-name="T11"> Sensor2</text:span><text:span text:style-name="T14">();</text:span><text:span text:style-name="T11"> </text:span></text:p>
          <text:p text:style-name="P8"><text:span text:style-name="T11"><text:s text:c="4"/>ITemperatureAlarm si </text:span><text:span text:style-name="T14">=</text:span><text:span text:style-name="T11"> s2</text:span><text:span text:style-name="T14">;</text:span><text:span text:style-name="T11"> </text:span></text:p>
          <text:p text:style-name="P8"><text:span text:style-name="T11"><text:s text:c="4"/>Sensor1 s1 </text:span><text:span text:style-name="T14">=</text:span><text:span text:style-name="T11"> </text:span><text:span text:style-name="T14">(</text:span><text:span text:style-name="T11">Sensor1</text:span><text:span text:style-name="T14">)</text:span><text:span text:style-name="T11">si</text:span><text:span text:style-name="T14">;</text:span><text:span text:style-name="T11"> </text:span></text:p>
          <text:p text:style-name="P8"><text:span text:style-name="T11"><text:s text:c="4"/>si</text:span><text:span text:style-name="T14">.</text:span><text:span text:style-name="T11">TooHot </text:span><text:span text:style-name="T14">+=</text:span><text:span text:style-name="T11"> tooHot</text:span><text:span text:style-name="T14">;</text:span><text:span text:style-name="T11"> </text:span></text:p>
          <text:p text:style-name="P8"><text:span text:style-name="T11"><text:s text:c="4"/>s1</text:span><text:span text:style-name="T14">.</text:span><text:span text:style-name="T11">TooHot </text:span><text:span text:style-name="T14">+=</text:span><text:span text:style-name="T11"> tooHot</text:span><text:span text:style-name="T14">;</text:span><text:span text:style-name="T11"> </text:span></text:p>
          <text:p text:style-name="P8"><text:span text:style-name="T11"><text:s text:c="4"/>s2</text:span><text:span text:style-name="T14">.</text:span><text:span text:style-name="T11">TooHot </text:span><text:span text:style-name="T14">+=</text:span><text:span text:style-name="T11"> tooHot2</text:span><text:span text:style-name="T14">;</text:span><text:span text:style-name="T11"> </text:span></text:p>
          <text:p text:style-name="P8"><text:span text:style-name="T11"><text:s text:c="4"/>si</text:span><text:span text:style-name="T14">.</text:span><text:span text:style-name="T11">triggerHot</text:span><text:span text:style-name="T14">();</text:span><text:span text:style-name="T11"> </text:span></text:p>
          <text:p text:style-name="P8"><text:span text:style-name="T11"><text:s text:c="4"/>s1</text:span><text:span text:style-name="T14">.</text:span><text:span text:style-name="T11">triggerHot</text:span><text:span text:style-name="T14">();</text:span><text:span text:style-name="T11"> </text:span></text:p>
          <text:p text:style-name="P8"><text:span text:style-name="T11"><text:s text:c="4"/>s2</text:span><text:span text:style-name="T14">.</text:span><text:span text:style-name="T11">triggerHot</text:span><text:span text:style-name="T14">();</text:span><text:span text:style-name="T11"> </text:span></text:p>
          <text:p text:style-name="P8"><text:span text:style-name="T11"><text:s text:c="2"/></text:span><text:span text:style-name="T14">}</text:span><text:span text:style-name="T11"> </text:span></text:p>
          <text:p text:style-name="P3"><text:span text:style-name="T16">}</text:span><text:span text:style-name="T10"> </text:span></text:p>
        </text:section>
      </text:section>
      <text:section text:style-name="Sect1" text:name="B-2A">
        <text:list xml:id="list37153565" text:style-name="L8">
          <text:list-item>
            <text:p text:style-name="P34">Usando o ildasm verifica-se que a assinatura (simplificada) do método de registo no evento TooHot na classe Sensor1 é: </text:p>
            <text:p text:style-name="P44">newslot virtual final instance void add_TooHot(class [mscorlib]System.EventHandler 'value') </text:p>
            <text:p text:style-name="P34">enquanto que no evento definido na classe Sensor2 é: </text:p>
            <text:p text:style-name="P44">newslot virtual instance void add_TooHot(class [mscorlib]System.EventHandler 'value') </text:p>
            <text:p text:style-name="P34">Justifique as diferenças observadas na assinatura dos dois métodos. </text:p>
          </text:list-item>
        </text:list>
      </text:section>
      <text:section text:style-name="Sect1" text:name="B-2A-R">
        <text:p text:style-name="Standard"/>
      </text:section>
      <text:section text:style-name="Sect1" text:name="B-2B">
        <text:list xml:id="list37163318" text:continue-numbering="true" text:style-name="L8">
          <text:list-item>
            <text:p text:style-name="P34">Indique, justificando, qual a saída resultante da execução do código apresentado. </text:p>
          </text:list-item>
        </text:list>
      </text:section>
      <text:section text:style-name="Sect1" text:name="B-2B-R">
        <text:p text:style-name="Standard"/>
      </text:section>
      <text:section text:style-name="Sect1" text:name="B-3">
        <text:list xml:id="list37140021" text:style-name="L9">
          <text:list-item>
            <text:p text:style-name="P35">Indique, justificando, o output do seguinte troço de código:</text:p>
          </text:list-item>
        </text:list>
        <text:p text:style-name="P1"><text:span text:style-name="T22">class</text:span><text:span text:style-name="T11"> Program</text:span><text:span text:style-name="T14">{</text:span><text:span text:style-name="T8"> </text:span></text:p>
        <text:p text:style-name="P4"><text:span text:style-name="T7"><text:s text:c="5"/></text:span><text:span text:style-name="T3">public</text:span><text:span text:style-name="T7"> </text:span><text:span text:style-name="T19">static</text:span><text:span text:style-name="T7"> </text:span><text:span text:style-name="T19">void</text:span><text:span text:style-name="T7"> M1</text:span><text:span text:style-name="T13">(</text:span><text:span text:style-name="T19">int</text:span><text:span text:style-name="T7"> v</text:span><text:span text:style-name="T13">)</text:span><text:span text:style-name="T7"> </text:span><text:span text:style-name="T13">{</text:span><text:span text:style-name="T7"> Console</text:span><text:span text:style-name="T13">.</text:span><text:span text:style-name="T7">WriteLine</text:span><text:span text:style-name="T13">(</text:span><text:span text:style-name="T7">v</text:span><text:span text:style-name="T13">);</text:span><text:span text:style-name="T7"> </text:span><text:span text:style-name="T13">}</text:span><text:span text:style-name="T7"> </text:span></text:p>
        <text:p text:style-name="P4"><text:span text:style-name="T7"><text:s text:c="5"/></text:span><text:span text:style-name="T3">public</text:span><text:span text:style-name="T7"> </text:span><text:span text:style-name="T19">static</text:span><text:span text:style-name="T7"> </text:span><text:span text:style-name="T19">void</text:span><text:span text:style-name="T7"> M2</text:span><text:span text:style-name="T13">(</text:span><text:span text:style-name="T19">int</text:span><text:span text:style-name="T7"> v</text:span><text:span text:style-name="T13">)</text:span><text:span text:style-name="T7"> </text:span><text:span text:style-name="T13">{</text:span><text:span text:style-name="T7"> Console</text:span><text:span text:style-name="T13">.</text:span><text:span text:style-name="T7">WriteLine</text:span><text:span text:style-name="T13">(</text:span><text:span text:style-name="T26">2</text:span><text:span text:style-name="T13">*</text:span><text:span text:style-name="T7">v</text:span><text:span text:style-name="T13">);</text:span><text:span text:style-name="T7"> </text:span><text:span text:style-name="T13">}</text:span><text:span text:style-name="T7"> </text:span></text:p>
        <text:p text:style-name="P4"><text:span text:style-name="T7"><text:s text:c="5"/></text:span><text:span text:style-name="T19">static</text:span><text:span text:style-name="T7"> </text:span><text:span text:style-name="T19">void</text:span><text:span text:style-name="T7"> Main</text:span><text:span text:style-name="T13">(</text:span><text:span text:style-name="T19">string</text:span><text:span text:style-name="T13">[]</text:span><text:span text:style-name="T7"> args</text:span><text:span text:style-name="T13">){</text:span><text:span text:style-name="T7"> </text:span></text:p>
        <text:p text:style-name="P4"><text:span text:style-name="T7"><text:s text:c="7"/>Action</text:span><text:span text:style-name="T13">&lt;</text:span><text:span text:style-name="T19">int</text:span><text:span text:style-name="T13">&gt;</text:span><text:span text:style-name="T7"> a </text:span><text:span text:style-name="T13">=</text:span><text:span text:style-name="T7"> </text:span><text:span text:style-name="T3">new</text:span><text:span text:style-name="T7"> Action</text:span><text:span text:style-name="T13">&lt;</text:span><text:span text:style-name="T19">int</text:span><text:span text:style-name="T13">&gt;(</text:span><text:span text:style-name="T7">M1</text:span><text:span text:style-name="T13">);</text:span><text:span text:style-name="T7"> </text:span></text:p>
        <text:p text:style-name="P4"><text:span text:style-name="T7"><text:s text:c="7"/>Action</text:span><text:span text:style-name="T13">&lt;</text:span><text:span text:style-name="T19">int</text:span><text:span text:style-name="T13">&gt;</text:span><text:span text:style-name="T7"> b </text:span><text:span text:style-name="T13">=</text:span><text:span text:style-name="T7"> </text:span><text:span text:style-name="T3">new</text:span><text:span text:style-name="T7"> Action</text:span><text:span text:style-name="T13">&lt;</text:span><text:span text:style-name="T19">int</text:span><text:span text:style-name="T13">&gt;(</text:span><text:span text:style-name="T7">M2</text:span><text:span text:style-name="T13">);</text:span><text:span text:style-name="T7"> </text:span></text:p>
        <text:p text:style-name="P4"><text:span text:style-name="T7"><text:s text:c="7"/>a </text:span><text:span text:style-name="T13">+=</text:span><text:span text:style-name="T7"> b</text:span><text:span text:style-name="T13">;</text:span><text:span text:style-name="T7"> b </text:span><text:span text:style-name="T13">=</text:span><text:span text:style-name="T7"> </text:span><text:span text:style-name="T3">new</text:span><text:span text:style-name="T7"> Action</text:span><text:span text:style-name="T13">&lt;</text:span><text:span text:style-name="T19">int</text:span><text:span text:style-name="T13">&gt;(</text:span><text:span text:style-name="T7">M1</text:span><text:span text:style-name="T13">);</text:span><text:span text:style-name="T7"> </text:span></text:p>
        <text:p text:style-name="P4"><text:span text:style-name="T7"><text:s text:c="7"/>a</text:span><text:span text:style-name="T13">(</text:span><text:span text:style-name="T26">5</text:span><text:span text:style-name="T13">);</text:span><text:span text:style-name="T7"> </text:span></text:p>
        <text:p text:style-name="P4"><text:span text:style-name="T7"><text:s text:c="6"/></text:span><text:span text:style-name="T13">}</text:span><text:span text:style-name="T7"> </text:span></text:p>
        <text:p text:style-name="P6">}</text:p>
      </text:section>
      <text:section text:style-name="Sect1" text:name="B-3-R">
        <text:p text:style-name="Standard"/>
      </text:section>
      <text:section text:style-name="Sect1" text:name="B-4">
        <text:list xml:id="list37154631" text:style-name="L10">
          <text:list-item>
            <text:p text:style-name="P36">Pretende-se implementar a classe FibonacciSequence que representa uma sequência enumerável dos valores da série de Fibonacci. Cada Enumerador retornado por instâncias desta classe retorna o próximo valor da série por cada iteração. <text:s text:c="2"/>A listagem seguinte apresente um exemplo de utilização desta classe bem como o respectivo <text:s/>output. </text:p>
          </text:list-item>
        </text:list>
        <text:p text:style-name="P7"><text:span text:style-name="T4">public</text:span><text:span text:style-name="T8"> </text:span><text:span text:style-name="T20">static</text:span><text:span text:style-name="T8"> </text:span><text:span text:style-name="T20">void</text:span><text:span text:style-name="T8"> Main</text:span><text:span text:style-name="T14">()</text:span><text:span text:style-name="T8"> </text:span><text:span text:style-name="T14">{</text:span><text:span text:style-name="T8"> </text:span></text:p>
        <text:p text:style-name="P10"><text:span text:style-name="T8"><text:s text:c="3"/>FibonacciSequence fs </text:span><text:span text:style-name="T15">=</text:span><text:span text:style-name="T8"> </text:span><text:span text:style-name="T5">new</text:span><text:span text:style-name="T8"> FibonacciSequence</text:span><text:span text:style-name="T15">();</text:span><text:span text:style-name="T8"> </text:span></text:p>
        <text:p text:style-name="P10"><text:soft-page-break/><text:span text:style-name="T8"><text:s text:c="3"/>IEnumerator</text:span><text:span text:style-name="T15">&lt;</text:span><text:span text:style-name="T20">int</text:span><text:span text:style-name="T15">&gt;</text:span><text:span text:style-name="T8"> fsEnum </text:span><text:span text:style-name="T15">=</text:span><text:span text:style-name="T8"> fs</text:span><text:span text:style-name="T15">.</text:span><text:span text:style-name="T8">GetEnumerator</text:span><text:span text:style-name="T15">();</text:span><text:span text:style-name="T8"> </text:span></text:p>
        <text:p text:style-name="P10"><text:span text:style-name="T8"><text:s text:c="3"/></text:span><text:span text:style-name="T5">for</text:span><text:span text:style-name="T8"> </text:span><text:span text:style-name="T15">(</text:span><text:span text:style-name="T20">int</text:span><text:span text:style-name="T8"> i </text:span><text:span text:style-name="T15">=</text:span><text:span text:style-name="T8"> </text:span><text:span text:style-name="T27">0</text:span><text:span text:style-name="T15">;</text:span><text:span text:style-name="T8"> i </text:span><text:span text:style-name="T15">&lt;</text:span><text:span text:style-name="T8"> </text:span><text:span text:style-name="T27">10</text:span><text:span text:style-name="T15">;</text:span><text:span text:style-name="T8"> i</text:span><text:span text:style-name="T15">++)</text:span><text:span text:style-name="T8"> </text:span><text:span text:style-name="T15">{</text:span><text:span text:style-name="T8"> </text:span></text:p>
        <text:p text:style-name="P10"><text:span text:style-name="T8"><text:s text:c="6"/>fsEnum</text:span><text:span text:style-name="T15">.</text:span><text:span text:style-name="T8">MoveNext</text:span><text:span text:style-name="T15">();</text:span><text:span text:style-name="T8"> </text:span></text:p>
        <text:p text:style-name="P10"><text:span text:style-name="T8"><text:s text:c="6"/>Console</text:span><text:span text:style-name="T15">.</text:span><text:span text:style-name="T8">WriteLine</text:span><text:span text:style-name="T15">(</text:span><text:span text:style-name="T24">"F'({0})' = {1}"</text:span><text:span text:style-name="T15">,</text:span><text:span text:style-name="T8"> i</text:span><text:span text:style-name="T15">,</text:span><text:span text:style-name="T8"> fsEnum</text:span><text:span text:style-name="T15">.</text:span><text:span text:style-name="T8">Current</text:span><text:span text:style-name="T15">);</text:span><text:span text:style-name="T8"> </text:span></text:p>
        <text:p text:style-name="P10"><text:span text:style-name="T8"><text:s text:c="3"/></text:span><text:span text:style-name="T15">}</text:span><text:span text:style-name="T8"> </text:span></text:p>
        <text:p text:style-name="P5">}</text:p>
        <text:p text:style-name="P5">OutPut:</text:p>
        <text:p text:style-name="P5">F'(0)' = 0</text:p>
        <text:p text:style-name="P5">F'(1)' = 1</text:p>
        <text:p text:style-name="P5">F'(2)' = 1</text:p>
        <text:p text:style-name="P5">F'(3)' = 2</text:p>
        <text:p text:style-name="P5">F'(4)' = 3</text:p>
        <text:p text:style-name="P5">F'(5)' = 5</text:p>
        <text:p text:style-name="P5">F'(6)' = 8</text:p>
        <text:p text:style-name="P5">F'(7)' = 13</text:p>
        <text:p text:style-name="P5">F'(8)' = 21</text:p>
        <text:p text:style-name="P5">F'(9)' = 34</text:p>
      </text:section>
      <text:section text:style-name="Sect1" text:name="B-4A">
        <text:list xml:id="list37143935" text:style-name="L11">
          <text:list-item>
            <text:p text:style-name="P37">Implemente a classe FibonacciSequence sem o suporte para enumeradores, existente na linguagem C#.</text:p>
          </text:list-item>
        </text:list>
      </text:section>
      <text:section text:style-name="Sect1" text:name="B-4A-R">
        <text:p text:style-name="Standard"/>
      </text:section>
      <text:section text:style-name="Sect1" text:name="B-4B">
        <text:list xml:id="list37177054" text:continue-numbering="true" text:style-name="L11">
          <text:list-item>
            <text:p text:style-name="P37">Implemente a classe FibonacciSequence utilizando o suporte para enumeradores existente na linguagem C#. </text:p>
          </text:list-item>
        </text:list>
      </text:section>
      <text:section text:style-name="Sect1" text:name="B-4B-R">
        <text:p text:style-name="Standard"/>
      </text:section>
      <text:section text:style-name="Sect1" text:name="B-4C">
        <text:list xml:id="list37157016" text:continue-numbering="true" text:style-name="L11">
          <text:list-item>
            <text:p text:style-name="P31">Que cuidados deve ser tidos em consideração, no código de utilização de instâncias desta classe? </text:p>
          </text:list-item>
        </text:list>
      </text:section>
      <text:section text:style-name="Sect1" text:name="B-4C-R">
        <text:p text:style-name="Standard"/>
      </text:section>
      <text:section text:style-name="Sect1" text:name="B-5">
        <text:list xml:id="list37162337" text:style-name="L12">
          <text:list-item>
            <text:p text:style-name="P38">Indique, justificando, o problema existente no código seguinte:</text:p>
          </text:list-item>
        </text:list>
        <text:p text:style-name="P7"><text:span text:style-name="T11"><text:s text:c="3"/></text:span><text:span text:style-name="T22">class</text:span><text:span text:style-name="T11"> TargetMethods </text:span><text:span text:style-name="T14">{</text:span><text:span text:style-name="T8"> </text:span></text:p>
        <text:p text:style-name="P10"><text:span text:style-name="T8"><text:s text:c="10"/></text:span><text:span text:style-name="T5">delegate</text:span><text:span text:style-name="T8"> </text:span><text:span text:style-name="T20">void</text:span><text:span text:style-name="T8"> Action</text:span><text:span text:style-name="T15">(</text:span><text:span text:style-name="T20">int</text:span><text:span text:style-name="T8"> x</text:span><text:span text:style-name="T15">);</text:span><text:span text:style-name="T8"> <text:s/></text:span></text:p>
        <text:p text:style-name="P10"><text:span text:style-name="T8"><text:s text:c="10"/></text:span><text:span text:style-name="T5">delegate</text:span><text:span text:style-name="T8"> </text:span><text:span text:style-name="T20">void</text:span><text:span text:style-name="T8"> OtherAction</text:span><text:span text:style-name="T15">(</text:span><text:span text:style-name="T20">int</text:span><text:span text:style-name="T8"> x</text:span><text:span text:style-name="T15">);</text:span><text:span text:style-name="T8"> <text:s text:c="2"/></text:span></text:p>
        <text:p text:style-name="P10"><text:span text:style-name="T8"><text:s text:c="8"/></text:span><text:span text:style-name="T5">public</text:span><text:span text:style-name="T8"> </text:span><text:span text:style-name="T20">static</text:span><text:span text:style-name="T8"> </text:span><text:span text:style-name="T20">void</text:span><text:span text:style-name="T8"> DoAction</text:span><text:span text:style-name="T15">(</text:span><text:span text:style-name="T8">Action a</text:span><text:span text:style-name="T15">,</text:span><text:span text:style-name="T8"> </text:span><text:span text:style-name="T20">int</text:span><text:span text:style-name="T8"> i</text:span><text:span text:style-name="T15">)</text:span><text:span text:style-name="T8"> </text:span><text:span text:style-name="T15">{</text:span><text:span text:style-name="T8"> a</text:span><text:span text:style-name="T15">(</text:span><text:span text:style-name="T8">i</text:span><text:span text:style-name="T15">);</text:span><text:span text:style-name="T8"> </text:span><text:span text:style-name="T15">}</text:span><text:span text:style-name="T8"> </text:span></text:p>
        <text:p text:style-name="P10"><text:span text:style-name="T8"><text:s text:c="10"/></text:span><text:span text:style-name="T5">public</text:span><text:span text:style-name="T8"> </text:span><text:span text:style-name="T20">static</text:span><text:span text:style-name="T8"> </text:span><text:span text:style-name="T20">void</text:span><text:span text:style-name="T8"> SomeAction</text:span><text:span text:style-name="T15">(</text:span><text:span text:style-name="T20">int</text:span><text:span text:style-name="T8"> i</text:span><text:span text:style-name="T15">)</text:span><text:span text:style-name="T8"> </text:span><text:span text:style-name="T15">{</text:span><text:span text:style-name="T8"> Console</text:span><text:span text:style-name="T15">.</text:span><text:span text:style-name="T8">WriteLine</text:span><text:span text:style-name="T15">(</text:span><text:span text:style-name="T8">i</text:span><text:span text:style-name="T15">);}</text:span><text:span text:style-name="T8"> </text:span></text:p>
        <text:p text:style-name="P11"><text:s/></text:p>
        <text:p text:style-name="P10"><text:span text:style-name="T8"><text:s text:c="10"/></text:span><text:span text:style-name="T5">public</text:span><text:span text:style-name="T8"> </text:span><text:span text:style-name="T20">static</text:span><text:span text:style-name="T8"> </text:span><text:span text:style-name="T20">void</text:span><text:span text:style-name="T8"> Test</text:span><text:span text:style-name="T15">()</text:span><text:span text:style-name="T8"> </text:span><text:span text:style-name="T15">{</text:span><text:span text:style-name="T8"> </text:span></text:p>
        <text:p text:style-name="P10"><text:span text:style-name="T8"><text:s text:c="12"/>OtherAction o </text:span><text:span text:style-name="T15">=</text:span><text:span text:style-name="T8"> SomeAction</text:span><text:span text:style-name="T15">;</text:span><text:span text:style-name="T8"> </text:span></text:p>
        <text:p text:style-name="P10"><text:span text:style-name="T8"><text:s text:c="12"/>DoAction</text:span><text:span text:style-name="T15">(</text:span><text:span text:style-name="T8">SomeAction</text:span><text:span text:style-name="T15">,</text:span><text:span text:style-name="T8"> </text:span><text:span text:style-name="T27">10</text:span><text:span text:style-name="T15">);</text:span><text:span text:style-name="T8"> </text:span></text:p>
        <text:p text:style-name="P10"><text:span text:style-name="T8"><text:s text:c="12"/>DoAction</text:span><text:span text:style-name="T15">(</text:span><text:span text:style-name="T8">o</text:span><text:span text:style-name="T15">,</text:span><text:span text:style-name="T8"> </text:span><text:span text:style-name="T27">10</text:span><text:span text:style-name="T15">);</text:span><text:span text:style-name="T8"> </text:span></text:p>
        <text:p text:style-name="P10"><text:span text:style-name="T8"><text:s text:c="8"/></text:span><text:span text:style-name="T15">}</text:span><text:span text:style-name="T8"> </text:span></text:p>
        <text:p text:style-name="P10"><text:span text:style-name="T8"><text:s text:c="5"/></text:span><text:span text:style-name="T15">}</text:span><text:span text:style-name="T8"> </text:span></text:p>
      </text:section>
      <text:section text:style-name="Sect1" text:name="B-5-R">
        <text:p text:style-name="Standard"/>
      </text:section>
      <text:p text:style-name="Standard"/>
      <text:p text:style-name="P19">C. Genéricos, Métodos de extensão</text:p>
      <text:section text:style-name="Sect1" text:name="C-1">
        <text:list xml:id="list37136927" text:style-name="L13">
          <text:list-item>
            <text:p text:style-name="P22">Considere o seguinte troço de código C#. Qual o output resultante da invocação do método f?</text:p>
          </text:list-item>
        </text:list>
        <text:p text:style-name="P9"><text:span text:style-name="T23">class</text:span><text:span text:style-name="T12"> GenericClass</text:span><text:span text:style-name="T15">&lt;</text:span><text:span text:style-name="T8">T</text:span><text:span text:style-name="T15">&gt;{</text:span><text:span text:style-name="T8"> </text:span></text:p>
        <text:p text:style-name="P10"><text:span text:style-name="T8"><text:s text:c="3"/></text:span><text:span text:style-name="T5">public</text:span><text:span text:style-name="T8"> </text:span><text:span text:style-name="T20">static</text:span><text:span text:style-name="T8"> </text:span><text:span text:style-name="T20">int</text:span><text:span text:style-name="T8"> aField</text:span><text:span text:style-name="T15">=</text:span><text:span text:style-name="T27">1</text:span><text:span text:style-name="T15">;</text:span><text:span text:style-name="T8"> </text:span></text:p>
        <text:p text:style-name="P10"><text:span text:style-name="T8"><text:s text:c="3"/></text:span><text:span text:style-name="T5">public</text:span><text:span text:style-name="T8"> </text:span><text:span text:style-name="T20">static</text:span><text:span text:style-name="T8"> </text:span><text:span text:style-name="T20">void</text:span><text:span text:style-name="T8"> f</text:span><text:span text:style-name="T15">(</text:span><text:span text:style-name="T8"> </text:span><text:span text:style-name="T15">){</text:span><text:span text:style-name="T8"> </text:span></text:p>
        <text:p text:style-name="P10"><text:span text:style-name="T8"><text:s text:c="6"/>GenericClass</text:span><text:span text:style-name="T15">&lt;</text:span><text:span text:style-name="T20">int</text:span><text:span text:style-name="T15">&gt;.</text:span><text:span text:style-name="T8">aField</text:span><text:span text:style-name="T15">=</text:span><text:span text:style-name="T27">10</text:span><text:span text:style-name="T15">;</text:span><text:span text:style-name="T8"> </text:span></text:p>
        <text:p text:style-name="P10"><text:span text:style-name="T8"><text:s text:c="6"/>Console</text:span><text:span text:style-name="T15">.</text:span><text:span text:style-name="T8">WriteLine</text:span><text:span text:style-name="T15">(</text:span><text:span text:style-name="T8">GenericClass</text:span><text:span text:style-name="T15">&lt;</text:span><text:span text:style-name="T20">int</text:span><text:span text:style-name="T15">&gt;.</text:span><text:span text:style-name="T8">aField </text:span><text:span text:style-name="T15">+</text:span><text:span text:style-name="T8"> GenericClass</text:span><text:span text:style-name="T15">&lt;</text:span><text:span text:style-name="T20">char</text:span><text:span text:style-name="T15">&gt;.</text:span><text:span text:style-name="T8">aField</text:span><text:span text:style-name="T15">);</text:span><text:span text:style-name="T8"> </text:span></text:p>
        <text:p text:style-name="P10"><text:span text:style-name="T8"><text:s text:c="3"/></text:span><text:span text:style-name="T15">}</text:span><text:span text:style-name="T8"> </text:span></text:p>
        <text:p text:style-name="P5">}</text:p>
      </text:section>
      <text:section text:style-name="Sect1" text:name="C-1-R">
        <text:p text:style-name="Text_20_body"/>
      </text:section>
      <text:section text:style-name="Sect1" text:name="C-2">
        <text:list xml:id="list37141233" text:style-name="L14">
          <text:list-item>
            <text:p text:style-name="P23">Complete o método Accumulate, que recebe como argumentos uma sequência de elementos, um elemento seed e uma função acumuladora, retornando a sequência resultante da aplicação da função acumuladora.</text:p>
          </text:list-item>
        </text:list>
        <text:p text:style-name="P15"><text:tab/>IEnumerable&lt;T&gt; Accumulate&lt;T&gt;(IEnumerable&lt;T&gt; source, T seed, Func&lt;T,T,T&gt; acum)</text:p>
      </text:section>
      <text:section text:style-name="Sect1" text:name="C2-CA">
        <text:list xml:id="list37144285" text:style-name="L15">
          <text:list-item>
            <text:p text:style-name="P24">Justifique o motivo do delegate acum ter 3 parâmetros de tipo.</text:p>
          </text:list-item>
        </text:list>
      </text:section>
      <text:section text:style-name="Sect1" text:name="C-2A-R">
        <text:p text:style-name="Text_20_body"/>
      </text:section>
      <text:section text:style-name="Sect1" text:name="C-2B">
        <text:list xml:id="list37177677" text:continue-numbering="true" text:style-name="L15">
          <text:list-item>
            <text:p text:style-name="P24">Usando o método anterior, elabore um programa de teste que dado um array de inteiros, obtém a sequência que representa acumulação dos valores do array.</text:p>
          </text:list-item>
        </text:list>
      </text:section>
      <text:section text:style-name="Sect1" text:name="C-2B-R">
        <text:p text:style-name="Text_20_body"/>
      </text:section>
      <text:section text:style-name="Sect1" text:name="C-3">
        <text:list xml:id="list37146034" text:style-name="L16">
          <text:list-item>
            <text:p text:style-name="P25">Assuma que se pretende obter uma implementação da abordagem map/reduce para processamento de dados.</text:p>
          </text:list-item>
        </text:list>
      </text:section>
      <text:section text:style-name="Sect1" text:name="C-3A">
        <text:list xml:id="list37144671" text:style-name="L17">
          <text:list-item>
            <text:p text:style-name="P26">Implemente <text:s/>os métodos de extensão <text:s/>Mapper <text:s/>e <text:s/>CountWords. <text:s/>O método <text:s/>Mapper <text:s/>recebe uma colecção de enumeráveis, aos quais se pretende aplicar a operação <text:s/>map. O resultado da operação <text:s/>map <text:s/>a cada item é um enumerável de pares (chave, valor). Implemente o método CountWords, em que cada item é uma linha de texto e em que o output são pares, constituídos pela palavra e número respectivo de ocorrências. </text:p>
          </text:list-item>
        </text:list>
        <text:p text:style-name="P7"><text:span text:style-name="T4">public</text:span><text:span text:style-name="T8"> </text:span><text:span text:style-name="T20">class</text:span><text:span text:style-name="T8"> Program </text:span><text:span text:style-name="T14">{</text:span><text:span text:style-name="T8"> </text:span></text:p>
        <text:p text:style-name="P11"><text:s/></text:p>
        <text:p text:style-name="P10"><text:span text:style-name="T5">public</text:span><text:span text:style-name="T8"> </text:span><text:span text:style-name="T20">static</text:span><text:span text:style-name="T8"> IEnumerable</text:span><text:span text:style-name="T15">&lt;</text:span><text:span text:style-name="T8">KeyValuePair</text:span><text:span text:style-name="T15">&lt;</text:span><text:span text:style-name="T8">K</text:span><text:span text:style-name="T15">,</text:span><text:span text:style-name="T8"> U</text:span><text:span text:style-name="T15">&gt;&gt;</text:span><text:span text:style-name="T8"> Mapper</text:span><text:span text:style-name="T15">&lt;</text:span><text:span text:style-name="T8">T</text:span><text:span text:style-name="T15">,</text:span><text:span text:style-name="T8"> K</text:span><text:span text:style-name="T15">,</text:span><text:span text:style-name="T8"> U</text:span><text:span text:style-name="T15">&gt;(</text:span><text:span text:style-name="T8"> </text:span></text:p>
        <text:p text:style-name="P10"><text:span text:style-name="T8"><text:s text:c="6"/></text:span><text:span text:style-name="T5">this</text:span><text:span text:style-name="T8"> IEnumerable</text:span><text:span text:style-name="T15">&lt;</text:span><text:span text:style-name="T8">T</text:span><text:span text:style-name="T15">&gt;</text:span><text:span text:style-name="T8"> input</text:span><text:span text:style-name="T15">,</text:span><text:span text:style-name="T8"> </text:span></text:p>
        <text:p text:style-name="P10"><text:span text:style-name="T8"><text:s text:c="6"/>Func</text:span><text:span text:style-name="T15">&lt;</text:span><text:span text:style-name="T8">T</text:span><text:span text:style-name="T15">,</text:span><text:span text:style-name="T8"> IEnumerable</text:span><text:span text:style-name="T15">&lt;</text:span><text:span text:style-name="T8">KeyValuePair</text:span><text:span text:style-name="T15">&lt;</text:span><text:span text:style-name="T8">K</text:span><text:span text:style-name="T15">,</text:span><text:span text:style-name="T8"> U</text:span><text:span text:style-name="T15">&gt;&gt;&gt;</text:span><text:span text:style-name="T8"> map</text:span><text:span text:style-name="T15">){</text:span><text:span text:style-name="T8"> </text:span></text:p>
        <text:p text:style-name="P10"><text:span text:style-name="T8"><text:s text:c="2"/></text:span><text:span text:style-name="T28">//. . . </text:span></text:p>
        <text:p text:style-name="P10"><text:span text:style-name="T15">}</text:span><text:span text:style-name="T8"> </text:span></text:p>
        <text:p text:style-name="P11"><text:s/></text:p>
        <text:p text:style-name="P10"><text:span text:style-name="T5">public</text:span><text:span text:style-name="T8"> </text:span><text:span text:style-name="T20">static</text:span><text:span text:style-name="T8"> <text:s/></text:span></text:p>
        <text:p text:style-name="P10"><text:span text:style-name="T8"><text:s text:c="6"/>IEnumerable</text:span><text:span text:style-name="T15">&lt;</text:span><text:span text:style-name="T8">KeyValuePair</text:span><text:span text:style-name="T15">&lt;</text:span><text:span text:style-name="T20">string</text:span><text:span text:style-name="T15">,</text:span><text:span text:style-name="T8"> </text:span><text:span text:style-name="T20">int</text:span><text:span text:style-name="T15">&gt;&gt;</text:span><text:span text:style-name="T8"> CountWords</text:span><text:span text:style-name="T15">(</text:span><text:span text:style-name="T8">IEnumerable</text:span><text:span text:style-name="T15">&lt;</text:span><text:span text:style-name="T20">string</text:span><text:span text:style-name="T15">&gt;</text:span><text:span text:style-name="T8"> lines</text:span><text:span text:style-name="T15">)</text:span><text:span text:style-name="T8"> </text:span><text:span text:style-name="T15">{</text:span></text:p>
        <text:p text:style-name="P10"><text:span text:style-name="T8"><text:s text:c="2"/></text:span><text:span text:style-name="T28">//… </text:span></text:p>
        <text:p text:style-name="P10"><text:span text:style-name="T15">}</text:span><text:span text:style-name="T8"> </text:span></text:p>
        <text:p text:style-name="P11"><text:s/></text:p>
        <text:p text:style-name="P10"><text:span text:style-name="T5">public</text:span><text:span text:style-name="T8"> </text:span><text:span text:style-name="T20">static</text:span><text:span text:style-name="T8"> </text:span><text:span text:style-name="T20">void</text:span><text:span text:style-name="T8"> Main</text:span><text:span text:style-name="T15">()</text:span><text:span text:style-name="T8"> </text:span><text:span text:style-name="T15">{</text:span><text:span text:style-name="T8"> </text:span></text:p>
        <text:p text:style-name="P10"><text:span text:style-name="T8"><text:s text:c="2"/></text:span><text:span text:style-name="T20">string</text:span><text:span text:style-name="T15">[]</text:span><text:span text:style-name="T8"> lines </text:span><text:span text:style-name="T15">=</text:span><text:span text:style-name="T8"> </text:span><text:span text:style-name="T15">{</text:span><text:span text:style-name="T24">"ola mundo ola ave"</text:span><text:span text:style-name="T15">,</text:span><text:span text:style-name="T8"> </text:span><text:span text:style-name="T24">"ave ola ave"</text:span><text:span text:style-name="T15">};</text:span><text:span text:style-name="T8"> </text:span></text:p>
        <text:p text:style-name="P10"><text:span text:style-name="T8"><text:s text:c="2"/></text:span><text:span text:style-name="T5">foreach</text:span><text:span text:style-name="T8"> </text:span><text:span text:style-name="T15">(</text:span><text:span text:style-name="T8">KeyValuePair</text:span><text:span text:style-name="T15">&lt;</text:span><text:span text:style-name="T20">string</text:span><text:span text:style-name="T15">,</text:span><text:span text:style-name="T8"> </text:span><text:span text:style-name="T20">int</text:span><text:span text:style-name="T15">&gt;</text:span><text:span text:style-name="T8"> p </text:span><text:span text:style-name="T5">in</text:span><text:span text:style-name="T8"> CountWords</text:span><text:span text:style-name="T15">(</text:span><text:span text:style-name="T8">lines</text:span><text:span text:style-name="T15">))</text:span><text:span text:style-name="T8"> </text:span></text:p>
        <text:p text:style-name="P10"><text:span text:style-name="T8"><text:s text:c="2"/>Console</text:span><text:span text:style-name="T15">.</text:span><text:span text:style-name="T8">WriteLine</text:span><text:span text:style-name="T15">(</text:span><text:span text:style-name="T8">p</text:span><text:span text:style-name="T15">);</text:span><text:span text:style-name="T8"> </text:span></text:p>
        <text:p text:style-name="P10"><text:span text:style-name="T8"><text:s text:c="2"/></text:span><text:span text:style-name="T15">}</text:span><text:span text:style-name="T8"> </text:span></text:p>
        <text:p text:style-name="P4"><text:span text:style-name="T17">}</text:span><text:span text:style-name="T7"> </text:span></text:p>
        <text:p text:style-name="P46">Output: </text:p>
        <text:p text:style-name="P46"><text:s/></text:p>
        <text:p text:style-name="P46">[ola, 2] </text:p>
        <text:p text:style-name="P46">[mundo, 1] </text:p>
        <text:p text:style-name="P46">[ave, 1] </text:p>
        <text:p text:style-name="P46">[ave, 2] </text:p>
        <text:p text:style-name="P46">[ola, 1]</text:p>
      </text:section>
      <text:section text:style-name="Sect1" text:name="C-3A-R">
        <text:p text:style-name="Text_20_body"/>
      </text:section>
      <text:section text:style-name="Sect1" text:name="C-3B">
        <text:list xml:id="list37142027" text:style-name="L18">
          <text:list-item>
            <text:p text:style-name="P27">Implemente os métodos <text:s/>Joiner <text:s/>e <text:s/>Reducer, cuja assinatura é apresentada na listagem seguinte. O método Joiner, <text:s/>recebe uma <text:s/>sequência de pares chave valor e retorna uma <text:s/>sequência de grupos, em que cada grupo inclui os elementos da sequência de entrada com chaves iguais. O método Reducer recebe uma sequência de grupos e <text:s/>aplica o delegate <text:s/>reduce, <text:s/>a cada um dos elementos da sequência de entrada. O delegate <text:s/>reduce retorna, para cada grupo, um par chave valor, em que o valor é determinado a partir dos elementos no grupo.</text:p>
          </text:list-item>
        </text:list>
        <text:p text:style-name="P7"><text:span text:style-name="T22">static</text:span><text:span text:style-name="T11"> </text:span><text:span text:style-name="T22">class</text:span><text:span text:style-name="T11"> Program </text:span><text:span text:style-name="T14">{</text:span><text:span text:style-name="T8"> </text:span></text:p>
        <text:p text:style-name="P11"><text:soft-page-break/><text:s/></text:p>
        <text:p text:style-name="P13">//… </text:p>
        <text:p text:style-name="P10"><text:span text:style-name="T5">public</text:span><text:span text:style-name="T8"> </text:span><text:span text:style-name="T20">static</text:span><text:span text:style-name="T8"> IEnumerable</text:span><text:span text:style-name="T15">&lt;</text:span><text:span text:style-name="T8">IGrouping</text:span><text:span text:style-name="T15">&lt;</text:span><text:span text:style-name="T8">K</text:span><text:span text:style-name="T15">,</text:span><text:span text:style-name="T8"> KeyValuePair</text:span><text:span text:style-name="T15">&lt;</text:span><text:span text:style-name="T8">K</text:span><text:span text:style-name="T15">,</text:span><text:span text:style-name="T8">U</text:span><text:span text:style-name="T15">&gt;&gt;&gt;</text:span><text:span text:style-name="T8"> Joiner</text:span><text:span text:style-name="T15">&lt;</text:span><text:span text:style-name="T8">K</text:span><text:span text:style-name="T15">,</text:span><text:span text:style-name="T8"> U</text:span><text:span text:style-name="T15">&gt;(</text:span><text:span text:style-name="T8"> </text:span></text:p>
        <text:p text:style-name="P10"><text:span text:style-name="T8"><text:s text:c="4"/></text:span><text:span text:style-name="T5">this</text:span><text:span text:style-name="T8"> IEnumerable</text:span><text:span text:style-name="T15">&lt;</text:span><text:span text:style-name="T8">KeyValuePair</text:span><text:span text:style-name="T15">&lt;</text:span><text:span text:style-name="T8">K</text:span><text:span text:style-name="T15">,</text:span><text:span text:style-name="T8"> U</text:span><text:span text:style-name="T15">&gt;&gt;</text:span><text:span text:style-name="T8"> input</text:span><text:span text:style-name="T15">)</text:span><text:span text:style-name="T8"> where K</text:span><text:span text:style-name="T15">:</text:span><text:span text:style-name="T8">IComparable</text:span><text:span text:style-name="T15">&lt;</text:span><text:span text:style-name="T8">K</text:span><text:span text:style-name="T15">&gt;</text:span><text:span text:style-name="T8"> </text:span><text:span text:style-name="T15">{</text:span><text:span text:style-name="T8"> <text:s/></text:span></text:p>
        <text:p text:style-name="P11"><text:s/></text:p>
        <text:p text:style-name="P10"><text:span text:style-name="T8"><text:s text:c="4"/></text:span><text:span text:style-name="T28">//… </text:span></text:p>
        <text:p text:style-name="P10"><text:span text:style-name="T8"><text:s text:c="2"/></text:span><text:span text:style-name="T15">}</text:span><text:span text:style-name="T8"> </text:span></text:p>
        <text:p text:style-name="P11"><text:s/></text:p>
        <text:p text:style-name="P10"><text:span text:style-name="T5">public</text:span><text:span text:style-name="T8"> </text:span><text:span text:style-name="T20">static</text:span><text:span text:style-name="T8"> IEnumerable</text:span><text:span text:style-name="T15">&lt;</text:span><text:span text:style-name="T8">KeyValuePair</text:span><text:span text:style-name="T15">&lt;</text:span><text:span text:style-name="T8">K</text:span><text:span text:style-name="T15">,</text:span><text:span text:style-name="T8"> V</text:span><text:span text:style-name="T15">&gt;&gt;</text:span><text:span text:style-name="T8"> Reducer</text:span><text:span text:style-name="T15">&lt;</text:span><text:span text:style-name="T8">K</text:span><text:span text:style-name="T15">,</text:span><text:span text:style-name="T8"> U</text:span><text:span text:style-name="T15">,</text:span><text:span text:style-name="T8"> V</text:span><text:span text:style-name="T15">&gt;(</text:span><text:span text:style-name="T8"> </text:span></text:p>
        <text:p text:style-name="P10"><text:span text:style-name="T8"><text:s text:c="2"/></text:span><text:span text:style-name="T5">this</text:span><text:span text:style-name="T8"> IEnumerable</text:span><text:span text:style-name="T15">&lt;</text:span><text:span text:style-name="T8">IGrouping</text:span><text:span text:style-name="T15">&lt;</text:span><text:span text:style-name="T8">K</text:span><text:span text:style-name="T15">,</text:span><text:span text:style-name="T8"> KeyValuePair</text:span><text:span text:style-name="T15">&lt;</text:span><text:span text:style-name="T8">K</text:span><text:span text:style-name="T15">,</text:span><text:span text:style-name="T8">U</text:span><text:span text:style-name="T15">&gt;&gt;&gt;</text:span><text:span text:style-name="T8"> groups</text:span><text:span text:style-name="T15">,</text:span><text:span text:style-name="T8"> </text:span></text:p>
        <text:p text:style-name="P10"><text:span text:style-name="T8"><text:s text:c="2"/>Func</text:span><text:span text:style-name="T15">&lt;</text:span><text:span text:style-name="T8">IGrouping</text:span><text:span text:style-name="T15">&lt;</text:span><text:span text:style-name="T8">K</text:span><text:span text:style-name="T15">,</text:span><text:span text:style-name="T8"> KeyValuePair</text:span><text:span text:style-name="T15">&lt;</text:span><text:span text:style-name="T8">K</text:span><text:span text:style-name="T15">,</text:span><text:span text:style-name="T8">U</text:span><text:span text:style-name="T15">&gt;&gt;,</text:span><text:span text:style-name="T8"> KeyValuePair</text:span><text:span text:style-name="T15">&lt;</text:span><text:span text:style-name="T8">K</text:span><text:span text:style-name="T15">,</text:span><text:span text:style-name="T8"> V</text:span><text:span text:style-name="T15">&gt;&gt;</text:span><text:span text:style-name="T8"> reduce</text:span><text:span text:style-name="T15">)</text:span><text:span text:style-name="T8"> </text:span><text:span text:style-name="T15">{</text:span><text:span text:style-name="T8"> </text:span></text:p>
        <text:p text:style-name="P13">//… </text:p>
        <text:p text:style-name="P10"><text:span text:style-name="T15">}</text:span><text:span text:style-name="T8"> </text:span></text:p>
        <text:p text:style-name="P13">//… </text:p>
        <text:p text:style-name="P5">}</text:p>
      </text:section>
      <text:section text:style-name="Sect1" text:name="C-3B-R">
        <text:p text:style-name="Standard"/>
      </text:section>
      <text:section text:style-name="Sect1" text:name="C-3C">
        <text:list xml:id="list37139061" text:style-name="L19">
          <text:list-item>
            <text:p text:style-name="P39">Utilize os métodos Joiner e Reducer para estender o método CountWords por forma a que retorne agora o número de ocorrências de cada palavra na colecção de linhas inicial. </text:p>
          </text:list-item>
        </text:list>
      </text:section>
      <text:section text:style-name="Sect1" text:name="C-3C-R">
        <text:p text:style-name="Standard"/>
      </text:section>
      <text:section text:style-name="Sect1" text:name="C-4">
        <text:list xml:id="list37159364" text:style-name="L20">
          <text:list-item>
            <text:p text:style-name="P40">Considere a seguinte classe G. O tipo parâmetro da classe G pode ser um tipo da categoria valor ou referência. A chamada ao método virtual <text:s/>ToString <text:s/>terá de ser feita de forma diferente em função da categoria do tipo <text:s/>T. Explique sucintamente a solução existente na plataforma .NET para que o compilador C# consiga traduzir este código para IL. </text:p>
          </text:list-item>
        </text:list>
        <text:p text:style-name="P7"><text:span text:style-name="T22">class</text:span><text:span text:style-name="T11"> G</text:span><text:span text:style-name="T14">&lt;</text:span><text:span text:style-name="T8">T</text:span><text:span text:style-name="T14">&gt;</text:span><text:span text:style-name="T8"> </text:span><text:span text:style-name="T14">{</text:span><text:span text:style-name="T8"> <text:s/></text:span></text:p>
        <text:p text:style-name="P10"><text:span text:style-name="T8"><text:s text:c="3"/></text:span><text:span text:style-name="T5">private</text:span><text:span text:style-name="T8"> T t</text:span><text:span text:style-name="T15">;</text:span><text:span text:style-name="T8"> <text:s/></text:span></text:p>
        <text:p text:style-name="P10"><text:span text:style-name="T8"><text:s text:c="3"/></text:span><text:span text:style-name="T5">public</text:span><text:span text:style-name="T8"> String m</text:span><text:span text:style-name="T15">()</text:span><text:span text:style-name="T8"> </text:span><text:span text:style-name="T15">{</text:span><text:span text:style-name="T8"> </text:span><text:span text:style-name="T5">return</text:span><text:span text:style-name="T8"> t</text:span><text:span text:style-name="T15">.</text:span><text:span text:style-name="T8">ToString</text:span><text:span text:style-name="T15">();</text:span><text:span text:style-name="T8"> </text:span><text:span text:style-name="T15">}</text:span></text:p>
        <text:p text:style-name="P10"><text:span text:style-name="T15">}</text:span><text:span text:style-name="T8"> </text:span></text:p>
      </text:section>
      <text:section text:style-name="Sect1" text:name="C-4-R"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3T12:25:59.46</meta:creation-date>
    <dc:date>2011-05-24T17:04:41.33</dc:date>
    <meta:editing-duration>PT1H7M54S</meta:editing-duration>
    <meta:editing-cycles>30</meta:editing-cycles>
    <meta:generator>LibreOffice/3.3$Win32 LibreOffice_project/330m19$Build-8</meta:generator>
    <meta:document-statistic meta:table-count="0" meta:image-count="0" meta:object-count="0" meta:page-count="5" meta:paragraph-count="224" meta:word-count="1469" meta:character-count="10421"/>
    <meta:user-defined meta:name="Info 1"/>
    <meta:user-defined meta:name="Info 2"/>
    <meta:user-defined meta:name="Info 3"/>
    <meta:user-defined meta:name="Info 4"/>
  </office:meta>
</office:document-meta>
</file>